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Times New Roman" fo:font-size="10pt" officeooo:paragraph-rsid="00464a5b" style:font-size-asian="10pt" style:font-size-complex="10pt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officeooo:rsid="003c9d6c"/>
    </style:style>
    <style:style style:name="T4" style:family="text">
      <style:text-properties style:use-window-font-color="true" style:font-name="Times New Roman" officeooo:rsid="003c9d6c"/>
    </style:style>
    <style:style style:name="T5" style:family="text">
      <style:text-properties style:use-window-font-color="true" style:font-name="Times New Roman" officeooo:rsid="003c9d6c" fo:background-color="#ffffff" loext:char-shading-value="0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officeooo:rsid="00fe26bd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10">ertidão De Inscrição</text:span></text:p>
      <text:p text:style-name="P14"/>
      <text:p text:style-name="P12"><text:text-input text:description="${documentSignature.responsibleName}">${documentSignature.responsibleName}</text:text-input><text:span text:style-name="T3">, </text:span><text:span text:style-name="T3"><text:text-input text:description="${lang.pt(documentSignature.responsibleFunction)}">${lang.pt(documentSignature.responsibleFunction)}</text:text-input></text:span><text:span text:style-name="T3"> da </text:span><text:span text:style-name="T2">Faculdade de </text:span><text:span text:style-name="T1">Medicina Veterinária</text:span><text:span text:style-name="T2"> da Universidade de Lisboa,</text:span></text:p>
      <text:p text:style-name="P13"><text:span text:style-name="T18">Certifica, em face dos registos existentes nesta Faculdade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8"><text:text-input text:description="${registration.number}">${registration.number}</text:text-input></text:span><text:span text:style-name="T18"><text:text-input text:description="${registration.number}"/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4"> </text:span><text:span text:style-name="T16"><text:text-input text:description="${lang.pt(person.idDocumentType.localizedNameI18N)}">${lang.pt(person.idDocumentType.localizedNameI18N)}</text:text-input></text:span><text:span text:style-name="T5"> n.º </text:span><text:span text:style-name="T16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7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14">Unidades Curriculares</text:span><text:text-input text:description="[#else]">[#else]</text:text-input><text:span text:style-name="T15">Unidade Curricular</text:span><text:span text:style-name="T1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1"><text:s text:c="2"/>Total UCs: </text:span><text:span text:style-name="T13"><text:text-input text:description="${totalNormalEnrolments}">${totalNorm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2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5"/>
      <text:p text:style-name="P25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6"/>
      <text:p text:style-name="P20"/>
      <text:p text:style-name="P21"><text:span text:style-name="T2">Faculdade de </text:span><text:span text:style-name="T1">Medicina Veterinária</text:span><text:span text:style-name="T2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9"><text:text-input text:description="[#if hasPricetag]">[#if hasPricetag]</text:text-input></text:p>
            <text:p text:style-name="P31"><text:span text:style-name="T7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8T17:19:25.527351490</dc:date>
    <meta:editing-duration>PT1H13M34S</meta:editing-duration>
    <meta:editing-cycles>54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2" meta:character-count="4041" meta:non-whitespace-character-count="3749"/>
  </office:meta>
</office:document-meta>
</file>